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co30" style:family="table-column">
      <style:table-column-properties fo:break-before="auto" style:column-width="48.7mm"/>
    </style:style>
    <style:style style:name="co31" style:family="table-column">
      <style:table-column-properties fo:break-before="auto" style:column-width="28.43mm"/>
    </style:style>
    <style:style style:name="co32" style:family="table-column">
      <style:table-column-properties fo:break-before="auto" style:column-width="2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102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130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D33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84" style:family="table-cell" style:parent-style-name="Default">
      <style:table-cell-properties fo:background-color="#fde9a9"/>
    </style:style>
    <style:style style:name="ce185" style:family="table-cell" style:parent-style-name="Default">
      <style:table-cell-properties fo:background-color="#fde9a9" fo:border="0.06pt solid #000000"/>
      <style:text-properties fo:color="#00cc00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188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  <style:text-properties fo:color="#0000cc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E13"/>
    </style:style>
    <style:style style:name="ce1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K1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6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7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3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1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8" calcext:value-type="float">
            <text:p>1779</text:p>
          </table:table-cell>
          <table:table-cell table:style-name="ce160" table:formula="of:=[.F23]/2" office:value-type="float" office:value="3162.7626973173" calcext:value-type="float">
            <text:p>3163</text:p>
          </table:table-cell>
          <table:table-cell table:style-name="ce160" table:formula="of:=[.G23]/2" office:value-type="float" office:value="4941.81671455829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1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8" calcext:value-type="float">
            <text:p>2279</text:p>
          </table:table-cell>
          <table:table-cell table:style-name="ce160" table:formula="of:=[.F25]+[.$C$10]" office:value-type="float" office:value="3662.7626973173" calcext:value-type="float">
            <text:p>3663</text:p>
          </table:table-cell>
          <table:table-cell table:style-name="ce160" table:formula="of:=[.G25]+[.$C$10]" office:value-type="float" office:value="5441.81671455829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6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3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8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3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6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39" calcext:value-type="float">
            <text:p>32,9</text:p>
          </table:table-cell>
          <table:table-cell table:style-name="ce178" table:formula="of:=[.F$24]*[.$I37]/1000000" office:value-type="float" office:value="55.2867556965403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4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6" calcext:value-type="float">
            <text:p>48,7</text:p>
          </table:table-cell>
          <table:table-cell table:style-name="ce178" table:formula="of:=[.F$24]*[.$I39]/1000000" office:value-type="float" office:value="81.9063047356153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699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5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9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4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3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2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8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4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7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8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8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3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8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8" calcext:value-type="float">
            <text:p>182,6</text:p>
          </table:table-cell>
          <table:table-cell table:style-name="ce178" table:formula="of:=[.F$24]*[.$I50]/1000000" office:value-type="float" office:value="307.148642758557" calcext:value-type="float">
            <text:p>307,1</text:p>
          </table:table-cell>
          <table:table-cell table:style-name="ce178" table:formula="of:=[.G$24]*[.$I50]/1000000" office:value-type="float" office:value="467.263504310246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4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5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2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6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6" calcext:value-type="float">
            <text:p>4,8</text:p>
          </table:table-cell>
          <table:table-cell table:style-name="ce163" table:formula="of:=[.F$26]*[.$I62]/1000000" office:value-type="float" office:value="7.69180166436633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3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8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1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8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8" calcext:value-type="float">
            <text:p>20,5</text:p>
          </table:table-cell>
          <table:table-cell table:style-name="ce163" table:formula="of:=[.F$26]*[.$I66]/1000000" office:value-type="float" office:value="32.9648642758557" calcext:value-type="float">
            <text:p>33,0</text:p>
          </table:table-cell>
          <table:table-cell table:style-name="ce163" table:formula="of:=[.G$26]*[.$I66]/1000000" office:value-type="float" office:value="48.9763504310246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6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7" calcext:value-type="float">
            <text:p>34,2</text:p>
          </table:table-cell>
          <table:table-cell table:style-name="ce163" table:formula="of:=[.F$26]*[.$I68]/1000000" office:value-type="float" office:value="54.9414404597595" calcext:value-type="float">
            <text:p>54,9</text:p>
          </table:table-cell>
          <table:table-cell table:style-name="ce163" table:formula="of:=[.G$26]*[.$I68]/1000000" office:value-type="float" office:value="81.6272507183743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4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6" calcext:value-type="float">
            <text:p>47,9</text:p>
          </table:table-cell>
          <table:table-cell table:style-name="ce163" table:formula="of:=[.F$26]*[.$I70]/1000000" office:value-type="float" office:value="76.9180166436634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6" calcext:value-type="float">
            <text:p>54,7</text:p>
          </table:table-cell>
          <table:table-cell table:style-name="ce163" table:formula="of:=[.F$26]*[.$I71]/1000000" office:value-type="float" office:value="87.9063047356152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5" calcext:value-type="float">
            <text:p>61,5</text:p>
          </table:table-cell>
          <table:table-cell table:style-name="ce163" table:formula="of:=[.F$26]*[.$I72]/1000000" office:value-type="float" office:value="98.8945928275672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699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5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9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4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4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3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3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8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2" calcext:value-type="float">
            <text:p>186,8</text:p>
          </table:table-cell>
          <table:table-cell table:style-name="ce163" table:formula="of:=[.G$26]*[.$I80]/1000000" office:value-type="float" office:value="277.532652442473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4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6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7" calcext:value-type="float">
            <text:p>0,6</text:p>
          </table:table-cell>
          <table:table-cell table:style-name="ce176" table:formula="of:=100*[.G$24]/[.$I102]" office:value-type="float" office:value="0.865302785759714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2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7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1" calcext:value-type="float">
            <text:p>4,6</text:p>
          </table:table-cell>
          <table:table-cell table:style-name="ce176" table:formula="of:=100*[.F$24]/[.$I106]" office:value-type="float" office:value="7.67871606896393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6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3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1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09" calcext:value-type="float">
            <text:p>8,5</text:p>
          </table:table-cell>
          <table:table-cell table:style-name="ce176" table:formula="of:=100*[.F$24]/[.$I109]" office:value-type="float" office:value="14.2198445721554" calcext:value-type="float">
            <text:p>14,2</text:p>
          </table:table-cell>
          <table:table-cell table:style-name="ce176" table:formula="of:=100*[.G$24]/[.$I109]" office:value-type="float" office:value="21.6325696439929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7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6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8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19" calcext:value-type="float">
            <text:p>31,3</text:p>
          </table:table-cell>
          <table:table-cell table:style-name="ce176" table:formula="of:=100*[.G$24]/[.$I115]" office:value-type="float" office:value="47.5916532167843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1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8" calcext:value-type="float">
            <text:p>20,3</text:p>
          </table:table-cell>
          <table:table-cell table:style-name="ce176" table:formula="of:=100*[.F$24]/[.$I116]" office:value-type="float" office:value="34.127626973173" calcext:value-type="float">
            <text:p>34,1</text:p>
          </table:table-cell>
          <table:table-cell table:style-name="ce176" table:formula="of:=100*[.G$24]/[.$I116]" office:value-type="float" office:value="51.9181671455829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6" calcext:value-type="float">
            <text:p>22,0</text:p>
          </table:table-cell>
          <table:table-cell table:style-name="ce176" table:formula="of:=100*[.F$24]/[.$I117]" office:value-type="float" office:value="36.9715958876041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2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4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6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39" calcext:value-type="float">
            <text:p>28,7</text:p>
          </table:table-cell>
          <table:table-cell table:style-name="ce176" table:formula="of:=100*[.F$24]/[.$I121]" office:value-type="float" office:value="48.3474715453284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7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7" calcext:value-type="float">
            <text:p>30,4</text:p>
          </table:table-cell>
          <table:table-cell table:style-name="ce176" table:formula="of:=100*[.F$24]/[.$I122]" office:value-type="float" office:value="51.1914404597595" calcext:value-type="float">
            <text:p>51,2</text:p>
          </table:table-cell>
          <table:table-cell table:style-name="ce176" table:formula="of:=100*[.G$24]/[.$I122]" office:value-type="float" office:value="77.8772507183743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1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6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7" calcext:value-type="float">
            <text:p>56,9</text:p>
          </table:table-cell>
          <table:table-cell table:style-name="ce176" table:formula="of:=100*[.G$24]/[.$I124]" office:value-type="float" office:value="86.5302785759714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" calcext:value-type="float">
            <text:p>0,4</text:p>
          </table:table-cell>
          <table:table-cell table:style-name="ce177" table:formula="of:=100*[.F$26]/[.$I130]" office:value-type="float" office:value="0.610460449552884" calcext:value-type="float">
            <text:p>0,6</text:p>
          </table:table-cell>
          <table:table-cell table:style-name="ce177" table:formula="of:=100*[.G$26]/[.$I130]" office:value-type="float" office:value="0.906969452426381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3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09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1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7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" calcext:value-type="float">
            <text:p>3,8</text:p>
          </table:table-cell>
          <table:table-cell table:style-name="ce177" table:formula="of:=100*[.F$26]/[.$I133]" office:value-type="float" office:value="6.10460449552884" calcext:value-type="float">
            <text:p>6,1</text:p>
          </table:table-cell>
          <table:table-cell table:style-name="ce177" table:formula="of:=100*[.G$26]/[.$I133]" office:value-type="float" office:value="9.06969452426381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1" calcext:value-type="float">
            <text:p>5,1</text:p>
          </table:table-cell>
          <table:table-cell table:style-name="ce177" table:formula="of:=100*[.F$26]/[.$I134]" office:value-type="float" office:value="8.24121606896393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6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1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6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3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09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3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1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8" calcext:value-type="float">
            <text:p>22,8</text:p>
          </table:table-cell>
          <table:table-cell table:style-name="ce177" table:formula="of:=100*[.F$26]/[.$I144]" office:value-type="float" office:value="36.627626973173" calcext:value-type="float">
            <text:p>36,6</text:p>
          </table:table-cell>
          <table:table-cell table:style-name="ce177" table:formula="of:=100*[.G$26]/[.$I144]" office:value-type="float" office:value="54.4181671455829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4" calcext:value-type="float">
            <text:p>39,7</text:p>
          </table:table-cell>
          <table:table-cell table:style-name="ce177" table:formula="of:=100*[.G$26]/[.$I145]" office:value-type="float" office:value="58.9530144077148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1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7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4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6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4" calcext:value-type="float">
            <text:p>30,4</text:p>
          </table:table-cell>
          <table:table-cell table:style-name="ce177" table:formula="of:=100*[.F$26]/[.$I148]" office:value-type="float" office:value="48.8368359642307" calcext:value-type="float">
            <text:p>48,8</text:p>
          </table:table-cell>
          <table:table-cell table:style-name="ce177" table:formula="of:=100*[.G$26]/[.$I148]" office:value-type="float" office:value="72.5575561941105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1" calcext:value-type="float">
            <text:p>51,9</text:p>
          </table:table-cell>
          <table:table-cell table:style-name="ce177" table:formula="of:=100*[.G$26]/[.$I149]" office:value-type="float" office:value="77.0924034562424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7" calcext:value-type="float">
            <text:p>34,2</text:p>
          </table:table-cell>
          <table:table-cell table:style-name="ce177" table:formula="of:=100*[.F$26]/[.$I150]" office:value-type="float" office:value="54.9414404597595" calcext:value-type="float">
            <text:p>54,9</text:p>
          </table:table-cell>
          <table:table-cell table:style-name="ce177" table:formula="of:=100*[.G$26]/[.$I150]" office:value-type="float" office:value="81.6272507183743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2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2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" calcext:value-type="float">
            <text:p>38,0</text:p>
          </table:table-cell>
          <table:table-cell table:style-name="ce177" table:formula="of:=100*[.F$26]/[.$I152]" office:value-type="float" office:value="61.0460449552884" calcext:value-type="float">
            <text:p>61,0</text:p>
          </table:table-cell>
          <table:table-cell table:style-name="ce177" table:formula="of:=100*[.G$26]/[.$I152]" office:value-type="float" office:value="90.6969452426381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D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table table:name="tpic8101" table:style-name="ta1">
        <table:table-column table:style-name="co7" table:default-cell-style-name="Default"/>
        <table:table-column table:style-name="co30" table:default-cell-style-name="ce4"/>
        <table:table-column table:style-name="co31" table:default-cell-style-name="ce187"/>
        <table:table-column table:style-name="co32" table:default-cell-style-name="ce190"/>
        <table:table-column table:style-name="co7" table:number-columns-repeated="3" table:default-cell-style-name="ce192"/>
        <table:table-column table:style-name="co7" table:number-columns-repeated="2" table:default-cell-style-name="ce193"/>
        <table:table-column table:style-name="co7" table:default-cell-style-name="ce194"/>
        <table:table-column table:style-name="co7" table:number-columns-repeated="3" table:default-cell-style-name="ce19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knock window (deg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arget output voltage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selected integrator T_c (u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selected gain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73" office:value-type="string" calcext:value-type="string">
            <text:p>rpm</text:p>
          </table:table-cell>
          <table:table-cell table:style-name="ce172" table:number-columns-repeated="2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Int 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186" office:value-type="string" calcext:value-type="string">
            <text:p>t_int (us)</text:p>
          </table:table-cell>
          <table:table-cell table:style-name="ce189" office:value-type="string" calcext:value-type="string">
            <text:p>T_c (us)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172"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60000000/[.B13])*([.$C$3]/360)" office:value-type="float" office:value="66666.6666666667" calcext:value-type="float">
            <text:p>66667</text:p>
          </table:table-cell>
          <table:table-cell table:formula="of:=[.C13]/(2*PI()*[.$C$4])" office:value-type="float" office:value="2122.06590789194" calcext:value-type="float">
            <text:p>2122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[.F$11]*[.$C$7]*(8/PI())*([.$C13]/[.$C$6])+0.125" office:value-type="float" office:value="127.448954473516" calcext:value-type="float">
            <text:p>127</text:p>
          </table:table-cell>
          <table:table-cell table:formula="of:=[.G$11]*[.$C$7]*(8/PI())*([.$C13]/[.$C$6])+0.125" office:value-type="float" office:value="254.772908947033" calcext:value-type="float">
            <text:p>255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(1024/5)*[.I$11]*[.$C$7]*(8/PI())*([.$C13]/[.$C$6])+0.125" office:value-type="float" office:value="26076.0708761761" calcext:value-type="float">
            <text:p>26076</text:p>
          </table:table-cell>
          <table:table-cell table:formula="of:=(1024/5)*[.J$11]*[.$C$7]*(8/PI())*([.$C13]/[.$C$6])+0.125" office:value-type="float" office:value="52152.0167523523" calcext:value-type="float">
            <text:p>521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60000000/[.B14])*([.$C$3]/360)" office:value-type="float" office:value="19047.619047619" calcext:value-type="float">
            <text:p>19048</text:p>
          </table:table-cell>
          <table:table-cell table:formula="of:=[.C14]/(2*PI()*[.$C$4])" office:value-type="float" office:value="606.304545111982" calcext:value-type="float">
            <text:p>606</text:p>
          </table:table-cell>
          <table:table-cell table:formula="of:=[.E$11]*[.$C$7]*(8/PI())*([.$C14]/[.$C$6])+0.125" office:value-type="float" office:value="14.6763090826876" calcext:value-type="float">
            <text:p>15</text:p>
          </table:table-cell>
          <table:table-cell table:formula="of:=[.F$11]*[.$C$7]*(8/PI())*([.$C14]/[.$C$6])+0.125" office:value-type="float" office:value="36.5032727067189" calcext:value-type="float">
            <text:p>37</text:p>
          </table:table-cell>
          <table:table-cell table:formula="of:=[.G$11]*[.$C$7]*(8/PI())*([.$C14]/[.$C$6])+0.125" office:value-type="float" office:value="72.8815454134379" calcext:value-type="float">
            <text:p>73</text:p>
          </table:table-cell>
          <table:table-cell table:formula="of:=(1024/5)*[.H$11]*[.$C$7]*(8/PI())*([.$C14]/[.$C$6])+0.125" office:value-type="float" office:value="2980.23310013442" calcext:value-type="float">
            <text:p>2980</text:p>
          </table:table-cell>
          <table:table-cell table:formula="of:=(1024/5)*[.I$11]*[.$C$7]*(8/PI())*([.$C14]/[.$C$6])+0.125" office:value-type="float" office:value="7450.39525033604" calcext:value-type="float">
            <text:p>7450</text:p>
          </table:table-cell>
          <table:table-cell table:formula="of:=(1024/5)*[.J$11]*[.$C$7]*(8/PI())*([.$C14]/[.$C$6])+0.125" office:value-type="float" office:value="14900.6655006721" calcext:value-type="float">
            <text:p>14901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60000000/[.B15])*([.$C$3]/360)" office:value-type="float" office:value="9523.80952380952" calcext:value-type="float">
            <text:p>9524</text:p>
          </table:table-cell>
          <table:table-cell table:formula="of:=[.C15]/(2*PI()*[.$C$4])" office:value-type="float" office:value="303.152272555991" calcext:value-type="float">
            <text:p>303</text:p>
          </table:table-cell>
          <table:table-cell table:formula="of:=[.E$11]*[.$C$7]*(8/PI())*([.$C15]/[.$C$6])+0.125" office:value-type="float" office:value="7.40065454134379" calcext:value-type="float">
            <text:p>7</text:p>
          </table:table-cell>
          <table:table-cell table:formula="of:=[.F$11]*[.$C$7]*(8/PI())*([.$C15]/[.$C$6])+0.125" office:value-type="float" office:value="18.3141363533595" calcext:value-type="float">
            <text:p>18</text:p>
          </table:table-cell>
          <table:table-cell table:formula="of:=[.G$11]*[.$C$7]*(8/PI())*([.$C15]/[.$C$6])+0.125" office:value-type="float" office:value="36.5032727067189" calcext:value-type="float">
            <text:p>37</text:p>
          </table:table-cell>
          <table:table-cell table:formula="of:=(1024/5)*[.H$11]*[.$C$7]*(8/PI())*([.$C15]/[.$C$6])+0.125" office:value-type="float" office:value="1490.17905006721" calcext:value-type="float">
            <text:p>1490</text:p>
          </table:table-cell>
          <table:table-cell table:formula="of:=(1024/5)*[.I$11]*[.$C$7]*(8/PI())*([.$C15]/[.$C$6])+0.125" office:value-type="float" office:value="3725.26012516802" calcext:value-type="float">
            <text:p>3725</text:p>
          </table:table-cell>
          <table:table-cell table:formula="of:=(1024/5)*[.J$11]*[.$C$7]*(8/PI())*([.$C15]/[.$C$6])+0.125" office:value-type="float" office:value="7450.39525033604" calcext:value-type="float">
            <text:p>745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60000000/[.B16])*([.$C$3]/360)" office:value-type="float" office:value="6666.66666666667" calcext:value-type="float">
            <text:p>6667</text:p>
          </table:table-cell>
          <table:table-cell table:formula="of:=[.C16]/(2*PI()*[.$C$4])" office:value-type="float" office:value="212.206590789194" calcext:value-type="float">
            <text:p>212</text:p>
          </table:table-cell>
          <table:table-cell table:formula="of:=[.E$11]*[.$C$7]*(8/PI())*([.$C16]/[.$C$6])+0.125" office:value-type="float" office:value="5.21795817894065" calcext:value-type="float">
            <text:p>5</text:p>
          </table:table-cell>
          <table:table-cell table:formula="of:=[.F$11]*[.$C$7]*(8/PI())*([.$C16]/[.$C$6])+0.125" office:value-type="float" office:value="12.8573954473516" calcext:value-type="float">
            <text:p>13</text:p>
          </table:table-cell>
          <table:table-cell table:formula="of:=[.G$11]*[.$C$7]*(8/PI())*([.$C16]/[.$C$6])+0.125" office:value-type="float" office:value="25.5897908947033" calcext:value-type="float">
            <text:p>26</text:p>
          </table:table-cell>
          <table:table-cell table:formula="of:=(1024/5)*[.H$11]*[.$C$7]*(8/PI())*([.$C16]/[.$C$6])+0.125" office:value-type="float" office:value="1043.16283504705" calcext:value-type="float">
            <text:p>1043</text:p>
          </table:table-cell>
          <table:table-cell table:formula="of:=(1024/5)*[.I$11]*[.$C$7]*(8/PI())*([.$C16]/[.$C$6])+0.125" office:value-type="float" office:value="2607.71958761761" calcext:value-type="float">
            <text:p>2608</text:p>
          </table:table-cell>
          <table:table-cell table:formula="of:=(1024/5)*[.J$11]*[.$C$7]*(8/PI())*([.$C16]/[.$C$6])+0.125" office:value-type="float" office:value="5215.31417523523" calcext:value-type="float">
            <text:p>521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(60000000/[.B17])*([.$C$3]/360)" office:value-type="float" office:value="4938.27160493827" calcext:value-type="float">
            <text:p>4938</text:p>
          </table:table-cell>
          <table:table-cell table:formula="of:=[.C17]/(2*PI()*[.$C$4])" office:value-type="float" office:value="157.190067251255" calcext:value-type="float">
            <text:p>157</text:p>
          </table:table-cell>
          <table:table-cell table:formula="of:=[.E$11]*[.$C$7]*(8/PI())*([.$C17]/[.$C$6])+0.125" office:value-type="float" office:value="3.89756161403011" calcext:value-type="float">
            <text:p>4</text:p>
          </table:table-cell>
          <table:table-cell table:formula="of:=[.F$11]*[.$C$7]*(8/PI())*([.$C17]/[.$C$6])+0.125" office:value-type="float" office:value="9.55640403507528" calcext:value-type="float">
            <text:p>10</text:p>
          </table:table-cell>
          <table:table-cell table:formula="of:=[.G$11]*[.$C$7]*(8/PI())*([.$C17]/[.$C$6])+0.125" office:value-type="float" office:value="18.9878080701506" calcext:value-type="float">
            <text:p>19</text:p>
          </table:table-cell>
          <table:table-cell table:formula="of:=(1024/5)*[.H$11]*[.$C$7]*(8/PI())*([.$C17]/[.$C$6])+0.125" office:value-type="float" office:value="772.745618553367" calcext:value-type="float">
            <text:p>773</text:p>
          </table:table-cell>
          <table:table-cell table:formula="of:=(1024/5)*[.I$11]*[.$C$7]*(8/PI())*([.$C17]/[.$C$6])+0.125" office:value-type="float" office:value="1931.67654638342" calcext:value-type="float">
            <text:p>1932</text:p>
          </table:table-cell>
          <table:table-cell table:formula="of:=(1024/5)*[.J$11]*[.$C$7]*(8/PI())*([.$C17]/[.$C$6])+0.125" office:value-type="float" office:value="3863.22809276684" calcext:value-type="float">
            <text:p>386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60000000/[.B18])*([.$C$3]/360)" office:value-type="float" office:value="4444.44444444444" calcext:value-type="float">
            <text:p>4444</text:p>
          </table:table-cell>
          <table:table-cell table:formula="of:=[.C18]/(2*PI()*[.$C$4])" office:value-type="float" office:value="141.471060526129" calcext:value-type="float">
            <text:p>141</text:p>
          </table:table-cell>
          <table:table-cell table:formula="of:=[.E$11]*[.$C$7]*(8/PI())*([.$C18]/[.$C$6])+0.125" office:value-type="float" office:value="3.5203054526271" calcext:value-type="float">
            <text:p>4</text:p>
          </table:table-cell>
          <table:table-cell table:formula="of:=[.F$11]*[.$C$7]*(8/PI())*([.$C18]/[.$C$6])+0.125" office:value-type="float" office:value="8.61326363156775" calcext:value-type="float">
            <text:p>9</text:p>
          </table:table-cell>
          <table:table-cell table:formula="of:=[.G$11]*[.$C$7]*(8/PI())*([.$C18]/[.$C$6])+0.125" office:value-type="float" office:value="17.1015272631355" calcext:value-type="float">
            <text:p>17</text:p>
          </table:table-cell>
          <table:table-cell table:formula="of:=(1024/5)*[.H$11]*[.$C$7]*(8/PI())*([.$C18]/[.$C$6])+0.125" office:value-type="float" office:value="695.48355669803" calcext:value-type="float">
            <text:p>695</text:p>
          </table:table-cell>
          <table:table-cell table:formula="of:=(1024/5)*[.I$11]*[.$C$7]*(8/PI())*([.$C18]/[.$C$6])+0.125" office:value-type="float" office:value="1738.52139174508" calcext:value-type="float">
            <text:p>1739</text:p>
          </table:table-cell>
          <table:table-cell table:formula="of:=(1024/5)*[.J$11]*[.$C$7]*(8/PI())*([.$C18]/[.$C$6])+0.125" office:value-type="float" office:value="3476.91778349015" calcext:value-type="float">
            <text:p>3477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60000000/[.B19])*([.$C$3]/360)" office:value-type="float" office:value="3333.33333333333" calcext:value-type="float">
            <text:p>3333</text:p>
          </table:table-cell>
          <table:table-cell table:formula="of:=[.C19]/(2*PI()*[.$C$4])" office:value-type="float" office:value="106.103295394597" calcext:value-type="float">
            <text:p>106</text:p>
          </table:table-cell>
          <table:table-cell table:formula="of:=[.E$11]*[.$C$7]*(8/PI())*([.$C19]/[.$C$6])+0.125" office:value-type="float" office:value="2.67147908947033" calcext:value-type="float">
            <text:p>3</text:p>
          </table:table-cell>
          <table:table-cell table:formula="of:=[.F$11]*[.$C$7]*(8/PI())*([.$C19]/[.$C$6])+0.125" office:value-type="float" office:value="6.49119772367581" calcext:value-type="float">
            <text:p>6</text:p>
          </table:table-cell>
          <table:table-cell table:formula="of:=[.G$11]*[.$C$7]*(8/PI())*([.$C19]/[.$C$6])+0.125" office:value-type="float" office:value="12.8573954473516" calcext:value-type="float">
            <text:p>13</text:p>
          </table:table-cell>
          <table:table-cell table:formula="of:=(1024/5)*[.H$11]*[.$C$7]*(8/PI())*([.$C19]/[.$C$6])+0.125" office:value-type="float" office:value="521.643917523523" calcext:value-type="float">
            <text:p>522</text:p>
          </table:table-cell>
          <table:table-cell table:formula="of:=(1024/5)*[.I$11]*[.$C$7]*(8/PI())*([.$C19]/[.$C$6])+0.125" office:value-type="float" office:value="1303.92229380881" calcext:value-type="float">
            <text:p>1304</text:p>
          </table:table-cell>
          <table:table-cell table:formula="of:=(1024/5)*[.J$11]*[.$C$7]*(8/PI())*([.$C19]/[.$C$6])+0.125" office:value-type="float" office:value="2607.71958761761" calcext:value-type="float">
            <text:p>260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60000000/[.B20])*([.$C$3]/360)" office:value-type="float" office:value="2666.66666666667" calcext:value-type="float">
            <text:p>2667</text:p>
          </table:table-cell>
          <table:table-cell table:formula="of:=[.C20]/(2*PI()*[.$C$4])" office:value-type="float" office:value="84.8826363156775" calcext:value-type="float">
            <text:p>85</text:p>
          </table:table-cell>
          <table:table-cell table:formula="of:=[.E$11]*[.$C$7]*(8/PI())*([.$C20]/[.$C$6])+0.125" office:value-type="float" office:value="2.16218327157626" calcext:value-type="float">
            <text:p>2</text:p>
          </table:table-cell>
          <table:table-cell table:formula="of:=[.F$11]*[.$C$7]*(8/PI())*([.$C20]/[.$C$6])+0.125" office:value-type="float" office:value="5.21795817894065" calcext:value-type="float">
            <text:p>5</text:p>
          </table:table-cell>
          <table:table-cell table:formula="of:=[.G$11]*[.$C$7]*(8/PI())*([.$C20]/[.$C$6])+0.125" office:value-type="float" office:value="10.3109163578813" calcext:value-type="float">
            <text:p>10</text:p>
          </table:table-cell>
          <table:table-cell table:formula="of:=(1024/5)*[.H$11]*[.$C$7]*(8/PI())*([.$C20]/[.$C$6])+0.125" office:value-type="float" office:value="417.340134018818" calcext:value-type="float">
            <text:p>417</text:p>
          </table:table-cell>
          <table:table-cell table:formula="of:=(1024/5)*[.I$11]*[.$C$7]*(8/PI())*([.$C20]/[.$C$6])+0.125" office:value-type="float" office:value="1043.16283504705" calcext:value-type="float">
            <text:p>1043</text:p>
          </table:table-cell>
          <table:table-cell table:formula="of:=(1024/5)*[.J$11]*[.$C$7]*(8/PI())*([.$C20]/[.$C$6])+0.125" office:value-type="float" office:value="2086.20067009409" calcext:value-type="float">
            <text:p>2086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000" calcext:value-type="float">
            <text:p>3000</text:p>
          </table:table-cell>
          <table:table-cell table:style-name="ce188" table:formula="of:=(60000000/[.B21])*([.$C$3]/360)" office:value-type="float" office:value="2222.22222222222" calcext:value-type="float">
            <text:p>2222</text:p>
          </table:table-cell>
          <table:table-cell table:style-name="ce191" table:formula="of:=[.C21]/(2*PI()*[.$C$4])" office:value-type="float" office:value="70.7355302630646" calcext:value-type="float">
            <text:p>71</text:p>
          </table:table-cell>
          <table:table-cell table:formula="of:=[.E$11]*[.$C$7]*(8/PI())*([.$C21]/[.$C$6])+0.125" office:value-type="float" office:value="1.82265272631355" calcext:value-type="float">
            <text:p>2</text:p>
          </table:table-cell>
          <table:table-cell table:formula="of:=[.F$11]*[.$C$7]*(8/PI())*([.$C21]/[.$C$6])+0.125" office:value-type="float" office:value="4.36913181578388" calcext:value-type="float">
            <text:p>4</text:p>
          </table:table-cell>
          <table:table-cell table:formula="of:=[.G$11]*[.$C$7]*(8/PI())*([.$C21]/[.$C$6])+0.125" office:value-type="float" office:value="8.61326363156775" calcext:value-type="float">
            <text:p>9</text:p>
          </table:table-cell>
          <table:table-cell table:formula="of:=(1024/5)*[.H$11]*[.$C$7]*(8/PI())*([.$C21]/[.$C$6])+0.125" office:value-type="float" office:value="347.804278349015" calcext:value-type="float">
            <text:p>348</text:p>
          </table:table-cell>
          <table:table-cell table:formula="of:=(1024/5)*[.I$11]*[.$C$7]*(8/PI())*([.$C21]/[.$C$6])+0.125" office:value-type="float" office:value="869.323195872538" calcext:value-type="float">
            <text:p>869</text:p>
          </table:table-cell>
          <table:table-cell table:formula="of:=(1024/5)*[.J$11]*[.$C$7]*(8/PI())*([.$C21]/[.$C$6])+0.125" office:value-type="float" office:value="1738.52139174508" calcext:value-type="float">
            <text:p>173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500" calcext:value-type="float">
            <text:p>3500</text:p>
          </table:table-cell>
          <table:table-cell table:style-name="ce188" table:formula="of:=(60000000/[.B22])*([.$C$3]/360)" office:value-type="float" office:value="1904.7619047619" calcext:value-type="float">
            <text:p>1905</text:p>
          </table:table-cell>
          <table:table-cell table:style-name="ce191" table:formula="of:=[.C22]/(2*PI()*[.$C$4])" office:value-type="float" office:value="60.6304545111982" calcext:value-type="float">
            <text:p>61</text:p>
          </table:table-cell>
          <table:table-cell table:formula="of:=[.E$11]*[.$C$7]*(8/PI())*([.$C22]/[.$C$6])+0.125" office:value-type="float" office:value="1.58013090826876" calcext:value-type="float">
            <text:p>2</text:p>
          </table:table-cell>
          <table:table-cell table:formula="of:=[.F$11]*[.$C$7]*(8/PI())*([.$C22]/[.$C$6])+0.125" office:value-type="float" office:value="3.76282727067189" calcext:value-type="float">
            <text:p>4</text:p>
          </table:table-cell>
          <table:table-cell table:formula="of:=[.G$11]*[.$C$7]*(8/PI())*([.$C22]/[.$C$6])+0.125" office:value-type="float" office:value="7.40065454134379" calcext:value-type="float">
            <text:p>7</text:p>
          </table:table-cell>
          <table:table-cell table:formula="of:=(1024/5)*[.H$11]*[.$C$7]*(8/PI())*([.$C22]/[.$C$6])+0.125" office:value-type="float" office:value="298.135810013442" calcext:value-type="float">
            <text:p>298</text:p>
          </table:table-cell>
          <table:table-cell table:formula="of:=(1024/5)*[.I$11]*[.$C$7]*(8/PI())*([.$C22]/[.$C$6])+0.125" office:value-type="float" office:value="745.152025033604" calcext:value-type="float">
            <text:p>745</text:p>
          </table:table-cell>
          <table:table-cell table:formula="of:=(1024/5)*[.J$11]*[.$C$7]*(8/PI())*([.$C22]/[.$C$6])+0.125" office:value-type="float" office:value="1490.17905006721" calcext:value-type="float">
            <text:p>149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000" calcext:value-type="float">
            <text:p>4000</text:p>
          </table:table-cell>
          <table:table-cell table:style-name="ce188" table:formula="of:=(60000000/[.B23])*([.$C$3]/360)" office:value-type="float" office:value="1666.66666666667" calcext:value-type="float">
            <text:p>1667</text:p>
          </table:table-cell>
          <table:table-cell table:style-name="ce191" table:formula="of:=[.C23]/(2*PI()*[.$C$4])" office:value-type="float" office:value="53.0516476972984" calcext:value-type="float">
            <text:p>53</text:p>
          </table:table-cell>
          <table:table-cell table:formula="of:=[.E$11]*[.$C$7]*(8/PI())*([.$C23]/[.$C$6])+0.125" office:value-type="float" office:value="1.39823954473516" calcext:value-type="float">
            <text:p>1</text:p>
          </table:table-cell>
          <table:table-cell table:formula="of:=[.F$11]*[.$C$7]*(8/PI())*([.$C23]/[.$C$6])+0.125" office:value-type="float" office:value="3.30809886183791" calcext:value-type="float">
            <text:p>3</text:p>
          </table:table-cell>
          <table:table-cell table:formula="of:=[.G$11]*[.$C$7]*(8/PI())*([.$C23]/[.$C$6])+0.125" office:value-type="float" office:value="6.49119772367581" calcext:value-type="float">
            <text:p>6</text:p>
          </table:table-cell>
          <table:table-cell table:formula="of:=(1024/5)*[.H$11]*[.$C$7]*(8/PI())*([.$C23]/[.$C$6])+0.125" office:value-type="float" office:value="260.884458761761" calcext:value-type="float">
            <text:p>261</text:p>
          </table:table-cell>
          <table:table-cell table:formula="of:=(1024/5)*[.I$11]*[.$C$7]*(8/PI())*([.$C23]/[.$C$6])+0.125" office:value-type="float" office:value="652.023646904403" calcext:value-type="float">
            <text:p>652</text:p>
          </table:table-cell>
          <table:table-cell table:formula="of:=(1024/5)*[.J$11]*[.$C$7]*(8/PI())*([.$C23]/[.$C$6])+0.125" office:value-type="float" office:value="1303.92229380881" calcext:value-type="float">
            <text:p>130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500" calcext:value-type="float">
            <text:p>4500</text:p>
          </table:table-cell>
          <table:table-cell table:style-name="ce188" table:formula="of:=(60000000/[.B24])*([.$C$3]/360)" office:value-type="float" office:value="1481.48148148148" calcext:value-type="float">
            <text:p>1481</text:p>
          </table:table-cell>
          <table:table-cell table:style-name="ce191" table:formula="of:=[.C24]/(2*PI()*[.$C$4])" office:value-type="float" office:value="47.1570201753764" calcext:value-type="float">
            <text:p>47</text:p>
          </table:table-cell>
          <table:table-cell table:formula="of:=[.E$11]*[.$C$7]*(8/PI())*([.$C24]/[.$C$6])+0.125" office:value-type="float" office:value="1.25676848420903" calcext:value-type="float">
            <text:p>1</text:p>
          </table:table-cell>
          <table:table-cell table:formula="of:=[.F$11]*[.$C$7]*(8/PI())*([.$C24]/[.$C$6])+0.125" office:value-type="float" office:value="2.95442121052258" calcext:value-type="float">
            <text:p>3</text:p>
          </table:table-cell>
          <table:table-cell table:formula="of:=[.G$11]*[.$C$7]*(8/PI())*([.$C24]/[.$C$6])+0.125" office:value-type="float" office:value="5.78384242104517" calcext:value-type="float">
            <text:p>6</text:p>
          </table:table-cell>
          <table:table-cell table:formula="of:=(1024/5)*[.H$11]*[.$C$7]*(8/PI())*([.$C24]/[.$C$6])+0.125" office:value-type="float" office:value="231.91118556601" calcext:value-type="float">
            <text:p>232</text:p>
          </table:table-cell>
          <table:table-cell table:formula="of:=(1024/5)*[.I$11]*[.$C$7]*(8/PI())*([.$C24]/[.$C$6])+0.125" office:value-type="float" office:value="579.590463915025" calcext:value-type="float">
            <text:p>580</text:p>
          </table:table-cell>
          <table:table-cell table:formula="of:=(1024/5)*[.J$11]*[.$C$7]*(8/PI())*([.$C24]/[.$C$6])+0.125" office:value-type="float" office:value="1159.05592783005" calcext:value-type="float">
            <text:p>115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000" calcext:value-type="float">
            <text:p>5000</text:p>
          </table:table-cell>
          <table:table-cell table:style-name="ce188" table:formula="of:=(60000000/[.B25])*([.$C$3]/360)" office:value-type="float" office:value="1333.33333333333" calcext:value-type="float">
            <text:p>1333</text:p>
          </table:table-cell>
          <table:table-cell table:style-name="ce191" table:formula="of:=[.C25]/(2*PI()*[.$C$4])" office:value-type="float" office:value="42.4413181578388" calcext:value-type="float">
            <text:p>42</text:p>
          </table:table-cell>
          <table:table-cell table:formula="of:=[.E$11]*[.$C$7]*(8/PI())*([.$C25]/[.$C$6])+0.125" office:value-type="float" office:value="1.14359163578813" calcext:value-type="float">
            <text:p>1</text:p>
          </table:table-cell>
          <table:table-cell table:formula="of:=[.F$11]*[.$C$7]*(8/PI())*([.$C25]/[.$C$6])+0.125" office:value-type="float" office:value="2.67147908947033" calcext:value-type="float">
            <text:p>3</text:p>
          </table:table-cell>
          <table:table-cell table:formula="of:=[.G$11]*[.$C$7]*(8/PI())*([.$C25]/[.$C$6])+0.125" office:value-type="float" office:value="5.21795817894065" calcext:value-type="float">
            <text:p>5</text:p>
          </table:table-cell>
          <table:table-cell table:formula="of:=(1024/5)*[.H$11]*[.$C$7]*(8/PI())*([.$C25]/[.$C$6])+0.125" office:value-type="float" office:value="208.732567009409" calcext:value-type="float">
            <text:p>209</text:p>
          </table:table-cell>
          <table:table-cell table:formula="of:=(1024/5)*[.I$11]*[.$C$7]*(8/PI())*([.$C25]/[.$C$6])+0.125" office:value-type="float" office:value="521.643917523523" calcext:value-type="float">
            <text:p>522</text:p>
          </table:table-cell>
          <table:table-cell table:formula="of:=(1024/5)*[.J$11]*[.$C$7]*(8/PI())*([.$C25]/[.$C$6])+0.125" office:value-type="float" office:value="1043.16283504705" calcext:value-type="float">
            <text:p>104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500" calcext:value-type="float">
            <text:p>5500</text:p>
          </table:table-cell>
          <table:table-cell table:style-name="ce188" table:formula="of:=(60000000/[.B26])*([.$C$3]/360)" office:value-type="float" office:value="1212.12121212121" calcext:value-type="float">
            <text:p>1212</text:p>
          </table:table-cell>
          <table:table-cell table:style-name="ce191" table:formula="of:=[.C26]/(2*PI()*[.$C$4])" office:value-type="float" office:value="38.5830165071261" calcext:value-type="float">
            <text:p>39</text:p>
          </table:table-cell>
          <table:table-cell table:formula="of:=[.E$11]*[.$C$7]*(8/PI())*([.$C26]/[.$C$6])+0.125" office:value-type="float" office:value="1.05099239617103" calcext:value-type="float">
            <text:p>1</text:p>
          </table:table-cell>
          <table:table-cell table:formula="of:=[.F$11]*[.$C$7]*(8/PI())*([.$C26]/[.$C$6])+0.125" office:value-type="float" office:value="2.43998099042757" calcext:value-type="float">
            <text:p>2</text:p>
          </table:table-cell>
          <table:table-cell table:formula="of:=[.G$11]*[.$C$7]*(8/PI())*([.$C26]/[.$C$6])+0.125" office:value-type="float" office:value="4.75496198085514" calcext:value-type="float">
            <text:p>5</text:p>
          </table:table-cell>
          <table:table-cell table:formula="of:=(1024/5)*[.H$11]*[.$C$7]*(8/PI())*([.$C26]/[.$C$6])+0.125" office:value-type="float" office:value="189.768242735827" calcext:value-type="float">
            <text:p>190</text:p>
          </table:table-cell>
          <table:table-cell table:formula="of:=(1024/5)*[.I$11]*[.$C$7]*(8/PI())*([.$C26]/[.$C$6])+0.125" office:value-type="float" office:value="474.233106839566" calcext:value-type="float">
            <text:p>474</text:p>
          </table:table-cell>
          <table:table-cell table:formula="of:=(1024/5)*[.J$11]*[.$C$7]*(8/PI())*([.$C26]/[.$C$6])+0.125" office:value-type="float" office:value="948.341213679132" calcext:value-type="float">
            <text:p>94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6000" calcext:value-type="float">
            <text:p>6000</text:p>
          </table:table-cell>
          <table:table-cell table:style-name="ce188" table:formula="of:=(60000000/[.B27])*([.$C$3]/360)" office:value-type="float" office:value="1111.11111111111" calcext:value-type="float">
            <text:p>1111</text:p>
          </table:table-cell>
          <table:table-cell table:style-name="ce191" table:formula="of:=[.C27]/(2*PI()*[.$C$4])" office:value-type="float" office:value="35.3677651315323" calcext:value-type="float">
            <text:p>35</text:p>
          </table:table-cell>
          <table:table-cell table:formula="of:=[.E$11]*[.$C$7]*(8/PI())*([.$C27]/[.$C$6])+0.125" office:value-type="float" office:value="0.973826363156775" calcext:value-type="float">
            <text:p>1</text:p>
          </table:table-cell>
          <table:table-cell table:formula="of:=[.F$11]*[.$C$7]*(8/PI())*([.$C27]/[.$C$6])+0.125" office:value-type="float" office:value="2.24706590789194" calcext:value-type="float">
            <text:p>2</text:p>
          </table:table-cell>
          <table:table-cell table:formula="of:=[.G$11]*[.$C$7]*(8/PI())*([.$C27]/[.$C$6])+0.125" office:value-type="float" office:value="4.36913181578388" calcext:value-type="float">
            <text:p>4</text:p>
          </table:table-cell>
          <table:table-cell table:formula="of:=(1024/5)*[.H$11]*[.$C$7]*(8/PI())*([.$C27]/[.$C$6])+0.125" office:value-type="float" office:value="173.964639174508" calcext:value-type="float">
            <text:p>174</text:p>
          </table:table-cell>
          <table:table-cell table:formula="of:=(1024/5)*[.I$11]*[.$C$7]*(8/PI())*([.$C27]/[.$C$6])+0.125" office:value-type="float" office:value="434.724097936269" calcext:value-type="float">
            <text:p>435</text:p>
          </table:table-cell>
          <table:table-cell table:formula="of:=(1024/5)*[.J$11]*[.$C$7]*(8/PI())*([.$C27]/[.$C$6])+0.125" office:value-type="float" office:value="869.323195872538" calcext:value-type="float">
            <text:p>86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(60000000/[.B28])*([.$C$3]/360)" office:value-type="float" office:value="1025.64102564103" calcext:value-type="float">
            <text:p>1026</text:p>
          </table:table-cell>
          <table:table-cell table:formula="of:=[.C28]/(2*PI()*[.$C$4])" office:value-type="float" office:value="32.6471678137221" calcext:value-type="float">
            <text:p>33</text:p>
          </table:table-cell>
          <table:table-cell table:formula="of:=[.E$11]*[.$C$7]*(8/PI())*([.$C28]/[.$C$6])+0.125" office:value-type="float" office:value="0.908532027529331" calcext:value-type="float">
            <text:p>1</text:p>
          </table:table-cell>
          <table:table-cell table:formula="of:=[.F$11]*[.$C$7]*(8/PI())*([.$C28]/[.$C$6])+0.125" office:value-type="float" office:value="2.08383006882333" calcext:value-type="float">
            <text:p>2</text:p>
          </table:table-cell>
          <table:table-cell table:formula="of:=[.G$11]*[.$C$7]*(8/PI())*([.$C28]/[.$C$6])+0.125" office:value-type="float" office:value="4.04266013764665" calcext:value-type="float">
            <text:p>4</text:p>
          </table:table-cell>
          <table:table-cell table:formula="of:=(1024/5)*[.H$11]*[.$C$7]*(8/PI())*([.$C28]/[.$C$6])+0.125" office:value-type="float" office:value="160.592359238007" calcext:value-type="float">
            <text:p>161</text:p>
          </table:table-cell>
          <table:table-cell table:formula="of:=(1024/5)*[.I$11]*[.$C$7]*(8/PI())*([.$C28]/[.$C$6])+0.125" office:value-type="float" office:value="401.293398095018" calcext:value-type="float">
            <text:p>401</text:p>
          </table:table-cell>
          <table:table-cell table:formula="of:=(1024/5)*[.J$11]*[.$C$7]*(8/PI())*([.$C28]/[.$C$6])+0.125" office:value-type="float" office:value="802.461796190035" calcext:value-type="float">
            <text:p>80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60000000/[.B29])*([.$C$3]/360)" office:value-type="float" office:value="952.380952380952" calcext:value-type="float">
            <text:p>952</text:p>
          </table:table-cell>
          <table:table-cell table:formula="of:=[.C29]/(2*PI()*[.$C$4])" office:value-type="float" office:value="30.3152272555991" calcext:value-type="float">
            <text:p>30</text:p>
          </table:table-cell>
          <table:table-cell table:formula="of:=[.E$11]*[.$C$7]*(8/PI())*([.$C29]/[.$C$6])+0.125" office:value-type="float" office:value="0.852565454134379" calcext:value-type="float">
            <text:p>1</text:p>
          </table:table-cell>
          <table:table-cell table:formula="of:=[.F$11]*[.$C$7]*(8/PI())*([.$C29]/[.$C$6])+0.125" office:value-type="float" office:value="1.94391363533595" calcext:value-type="float">
            <text:p>2</text:p>
          </table:table-cell>
          <table:table-cell table:formula="of:=[.G$11]*[.$C$7]*(8/PI())*([.$C29]/[.$C$6])+0.125" office:value-type="float" office:value="3.76282727067189" calcext:value-type="float">
            <text:p>4</text:p>
          </table:table-cell>
          <table:table-cell table:formula="of:=(1024/5)*[.H$11]*[.$C$7]*(8/PI())*([.$C29]/[.$C$6])+0.125" office:value-type="float" office:value="149.130405006721" calcext:value-type="float">
            <text:p>149</text:p>
          </table:table-cell>
          <table:table-cell table:formula="of:=(1024/5)*[.I$11]*[.$C$7]*(8/PI())*([.$C29]/[.$C$6])+0.125" office:value-type="float" office:value="372.638512516802" calcext:value-type="float">
            <text:p>373</text:p>
          </table:table-cell>
          <table:table-cell table:formula="of:=(1024/5)*[.J$11]*[.$C$7]*(8/PI())*([.$C29]/[.$C$6])+0.125" office:value-type="float" office:value="745.152025033604" calcext:value-type="float">
            <text:p>74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(60000000/[.B30])*([.$C$3]/360)" office:value-type="float" office:value="888.888888888889" calcext:value-type="float">
            <text:p>889</text:p>
          </table:table-cell>
          <table:table-cell table:formula="of:=[.C30]/(2*PI()*[.$C$4])" office:value-type="float" office:value="28.2942121052258" calcext:value-type="float">
            <text:p>28</text:p>
          </table:table-cell>
          <table:table-cell table:formula="of:=[.E$11]*[.$C$7]*(8/PI())*([.$C30]/[.$C$6])+0.125" office:value-type="float" office:value="0.80406109052542" calcext:value-type="float">
            <text:p>1</text:p>
          </table:table-cell>
          <table:table-cell table:formula="of:=[.F$11]*[.$C$7]*(8/PI())*([.$C30]/[.$C$6])+0.125" office:value-type="float" office:value="1.82265272631355" calcext:value-type="float">
            <text:p>2</text:p>
          </table:table-cell>
          <table:table-cell table:formula="of:=[.G$11]*[.$C$7]*(8/PI())*([.$C30]/[.$C$6])+0.125" office:value-type="float" office:value="3.5203054526271" calcext:value-type="float">
            <text:p>4</text:p>
          </table:table-cell>
          <table:table-cell table:formula="of:=(1024/5)*[.H$11]*[.$C$7]*(8/PI())*([.$C30]/[.$C$6])+0.125" office:value-type="float" office:value="139.196711339606" calcext:value-type="float">
            <text:p>139</text:p>
          </table:table-cell>
          <table:table-cell table:formula="of:=(1024/5)*[.I$11]*[.$C$7]*(8/PI())*([.$C30]/[.$C$6])+0.125" office:value-type="float" office:value="347.804278349015" calcext:value-type="float">
            <text:p>348</text:p>
          </table:table-cell>
          <table:table-cell table:formula="of:=(1024/5)*[.J$11]*[.$C$7]*(8/PI())*([.$C30]/[.$C$6])+0.125" office:value-type="float" office:value="695.48355669803" calcext:value-type="float">
            <text:p>69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(60000000/[.B31])*([.$C$3]/360)" office:value-type="float" office:value="833.333333333333" calcext:value-type="float">
            <text:p>833</text:p>
          </table:table-cell>
          <table:table-cell table:formula="of:=[.C31]/(2*PI()*[.$C$4])" office:value-type="float" office:value="26.5258238486492" calcext:value-type="float">
            <text:p>27</text:p>
          </table:table-cell>
          <table:table-cell table:formula="of:=[.E$11]*[.$C$7]*(8/PI())*([.$C31]/[.$C$6])+0.125" office:value-type="float" office:value="0.761619772367582" calcext:value-type="float">
            <text:p>1</text:p>
          </table:table-cell>
          <table:table-cell table:formula="of:=[.F$11]*[.$C$7]*(8/PI())*([.$C31]/[.$C$6])+0.125" office:value-type="float" office:value="1.71654943091895" calcext:value-type="float">
            <text:p>2</text:p>
          </table:table-cell>
          <table:table-cell table:formula="of:=[.G$11]*[.$C$7]*(8/PI())*([.$C31]/[.$C$6])+0.125" office:value-type="float" office:value="3.30809886183791" calcext:value-type="float">
            <text:p>3</text:p>
          </table:table-cell>
          <table:table-cell table:formula="of:=(1024/5)*[.H$11]*[.$C$7]*(8/PI())*([.$C31]/[.$C$6])+0.125" office:value-type="float" office:value="130.504729380881" calcext:value-type="float">
            <text:p>131</text:p>
          </table:table-cell>
          <table:table-cell table:formula="of:=(1024/5)*[.I$11]*[.$C$7]*(8/PI())*([.$C31]/[.$C$6])+0.125" office:value-type="float" office:value="326.074323452202" calcext:value-type="float">
            <text:p>326</text:p>
          </table:table-cell>
          <table:table-cell table:formula="of:=(1024/5)*[.J$11]*[.$C$7]*(8/PI())*([.$C31]/[.$C$6])+0.125" office:value-type="float" office:value="652.023646904403" calcext:value-type="float">
            <text:p>6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(60000000/[.B32])*([.$C$3]/360)" office:value-type="float" office:value="784.313725490196" calcext:value-type="float">
            <text:p>784</text:p>
          </table:table-cell>
          <table:table-cell table:formula="of:=[.C32]/(2*PI()*[.$C$4])" office:value-type="float" office:value="24.9654812693169" calcext:value-type="float">
            <text:p>25</text:p>
          </table:table-cell>
          <table:table-cell table:formula="of:=[.E$11]*[.$C$7]*(8/PI())*([.$C32]/[.$C$6])+0.125" office:value-type="float" office:value="0.724171550463606" calcext:value-type="float">
            <text:p>1</text:p>
          </table:table-cell>
          <table:table-cell table:formula="of:=[.F$11]*[.$C$7]*(8/PI())*([.$C32]/[.$C$6])+0.125" office:value-type="float" office:value="1.62292887615902" calcext:value-type="float">
            <text:p>2</text:p>
          </table:table-cell>
          <table:table-cell table:formula="of:=[.G$11]*[.$C$7]*(8/PI())*([.$C32]/[.$C$6])+0.125" office:value-type="float" office:value="3.12085775231803" calcext:value-type="float">
            <text:p>3</text:p>
          </table:table-cell>
          <table:table-cell table:formula="of:=(1024/5)*[.H$11]*[.$C$7]*(8/PI())*([.$C32]/[.$C$6])+0.125" office:value-type="float" office:value="122.835333534947" calcext:value-type="float">
            <text:p>123</text:p>
          </table:table-cell>
          <table:table-cell table:formula="of:=(1024/5)*[.I$11]*[.$C$7]*(8/PI())*([.$C32]/[.$C$6])+0.125" office:value-type="float" office:value="306.900833837366" calcext:value-type="float">
            <text:p>307</text:p>
          </table:table-cell>
          <table:table-cell table:formula="of:=(1024/5)*[.J$11]*[.$C$7]*(8/PI())*([.$C32]/[.$C$6])+0.125" office:value-type="float" office:value="613.676667674733" calcext:value-type="float">
            <text:p>61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(60000000/[.B33])*([.$C$3]/360)" office:value-type="float" office:value="740.740740740741" calcext:value-type="float">
            <text:p>741</text:p>
          </table:table-cell>
          <table:table-cell table:formula="of:=[.C33]/(2*PI()*[.$C$4])" office:value-type="float" office:value="23.5785100876882" calcext:value-type="float">
            <text:p>24</text:p>
          </table:table-cell>
          <table:table-cell table:formula="of:=[.E$11]*[.$C$7]*(8/PI())*([.$C33]/[.$C$6])+0.125" office:value-type="float" office:value="0.690884242104517" calcext:value-type="float">
            <text:p>1</text:p>
          </table:table-cell>
          <table:table-cell table:formula="of:=[.F$11]*[.$C$7]*(8/PI())*([.$C33]/[.$C$6])+0.125" office:value-type="float" office:value="1.53971060526129" calcext:value-type="float">
            <text:p>2</text:p>
          </table:table-cell>
          <table:table-cell table:formula="of:=[.G$11]*[.$C$7]*(8/PI())*([.$C33]/[.$C$6])+0.125" office:value-type="float" office:value="2.95442121052258" calcext:value-type="float">
            <text:p>3</text:p>
          </table:table-cell>
          <table:table-cell table:formula="of:=(1024/5)*[.H$11]*[.$C$7]*(8/PI())*([.$C33]/[.$C$6])+0.125" office:value-type="float" office:value="116.018092783005" calcext:value-type="float">
            <text:p>116</text:p>
          </table:table-cell>
          <table:table-cell table:formula="of:=(1024/5)*[.I$11]*[.$C$7]*(8/PI())*([.$C33]/[.$C$6])+0.125" office:value-type="float" office:value="289.857731957513" calcext:value-type="float">
            <text:p>290</text:p>
          </table:table-cell>
          <table:table-cell table:formula="of:=(1024/5)*[.J$11]*[.$C$7]*(8/PI())*([.$C33]/[.$C$6])+0.125" office:value-type="float" office:value="579.590463915025" calcext:value-type="float">
            <text:p>58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(60000000/[.B34])*([.$C$3]/360)" office:value-type="float" office:value="701.754385964912" calcext:value-type="float">
            <text:p>702</text:p>
          </table:table-cell>
          <table:table-cell table:formula="of:=[.C34]/(2*PI()*[.$C$4])" office:value-type="float" office:value="22.3375358725467" calcext:value-type="float">
            <text:p>22</text:p>
          </table:table-cell>
          <table:table-cell table:formula="of:=[.E$11]*[.$C$7]*(8/PI())*([.$C34]/[.$C$6])+0.125" office:value-type="float" office:value="0.661100860941121" calcext:value-type="float">
            <text:p>1</text:p>
          </table:table-cell>
          <table:table-cell table:formula="of:=[.F$11]*[.$C$7]*(8/PI())*([.$C34]/[.$C$6])+0.125" office:value-type="float" office:value="1.4652521523528" calcext:value-type="float">
            <text:p>1</text:p>
          </table:table-cell>
          <table:table-cell table:formula="of:=[.G$11]*[.$C$7]*(8/PI())*([.$C34]/[.$C$6])+0.125" office:value-type="float" office:value="2.80550430470561" calcext:value-type="float">
            <text:p>3</text:p>
          </table:table-cell>
          <table:table-cell table:formula="of:=(1024/5)*[.H$11]*[.$C$7]*(8/PI())*([.$C34]/[.$C$6])+0.125" office:value-type="float" office:value="109.918456320742" calcext:value-type="float">
            <text:p>110</text:p>
          </table:table-cell>
          <table:table-cell table:formula="of:=(1024/5)*[.I$11]*[.$C$7]*(8/PI())*([.$C34]/[.$C$6])+0.125" office:value-type="float" office:value="274.608640801854" calcext:value-type="float">
            <text:p>275</text:p>
          </table:table-cell>
          <table:table-cell table:formula="of:=(1024/5)*[.J$11]*[.$C$7]*(8/PI())*([.$C34]/[.$C$6])+0.125" office:value-type="float" office:value="549.092281603708" calcext:value-type="float">
            <text:p>54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60000000/[.B35])*([.$C$3]/360)" office:value-type="float" office:value="666.666666666667" calcext:value-type="float">
            <text:p>667</text:p>
          </table:table-cell>
          <table:table-cell table:formula="of:=[.C35]/(2*PI()*[.$C$4])" office:value-type="float" office:value="21.2206590789194" calcext:value-type="float">
            <text:p>21</text:p>
          </table:table-cell>
          <table:table-cell table:formula="of:=[.E$11]*[.$C$7]*(8/PI())*([.$C35]/[.$C$6])+0.125" office:value-type="float" office:value="0.634295817894065" calcext:value-type="float">
            <text:p>1</text:p>
          </table:table-cell>
          <table:table-cell table:formula="of:=[.F$11]*[.$C$7]*(8/PI())*([.$C35]/[.$C$6])+0.125" office:value-type="float" office:value="1.39823954473516" calcext:value-type="float">
            <text:p>1</text:p>
          </table:table-cell>
          <table:table-cell table:formula="of:=[.G$11]*[.$C$7]*(8/PI())*([.$C35]/[.$C$6])+0.125" office:value-type="float" office:value="2.67147908947033" calcext:value-type="float">
            <text:p>3</text:p>
          </table:table-cell>
          <table:table-cell table:formula="of:=(1024/5)*[.H$11]*[.$C$7]*(8/PI())*([.$C35]/[.$C$6])+0.125" office:value-type="float" office:value="104.428783504705" calcext:value-type="float">
            <text:p>104</text:p>
          </table:table-cell>
          <table:table-cell table:formula="of:=(1024/5)*[.I$11]*[.$C$7]*(8/PI())*([.$C35]/[.$C$6])+0.125" office:value-type="float" office:value="260.884458761761" calcext:value-type="float">
            <text:p>261</text:p>
          </table:table-cell>
          <table:table-cell table:formula="of:=(1024/5)*[.J$11]*[.$C$7]*(8/PI())*([.$C35]/[.$C$6])+0.125" office:value-type="float" office:value="521.643917523523" calcext:value-type="float">
            <text:p>52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70, 75, 80, 90, 100, 110, 120, 130, 140, 150</text:p>
          </table:table-cell>
          <table:table-cell table:style-name="Default" table:number-columns-repeated="11"/>
        </table:table-row>
        <calcext:conditional-formats>
          <calcext:conditional-format calcext:target-range-address="tpic8101.E13:tpic8101.G35">
            <calcext:condition calcext:apply-style-name="Untitled6" calcext:value="&gt;[$tpic8101.$C$4]" calcext:base-cell-address="tpic8101.E13"/>
          </calcext:conditional-format>
          <calcext:conditional-format calcext:target-range-address="tpic8101.H13:tpic8101.I35">
            <calcext:condition calcext:apply-style-name="Untitled6" calcext:value="&gt;[$tpic8101.$C$4]" calcext:base-cell-address="tpic8101.H13"/>
          </calcext:conditional-format>
          <calcext:conditional-format calcext:target-range-address="tpic8101.J13:tpic8101.J35">
            <calcext:condition calcext:apply-style-name="Untitled6" calcext:value="&gt;[$tpic8101.$C$4]" calcext:base-cell-address="tpic8101.J13"/>
          </calcext:conditional-format>
          <calcext:conditional-format calcext:target-range-address="tpic8101.K13:tpic8101.M35">
            <calcext:condition calcext:apply-style-name="Untitled6" calcext:value="&gt;[$tpic8101.$C$4]" calcext:base-cell-address="tpic8101.K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  <style:style style:name="Untitled6" style:family="table-cell" style:parent-style-name="Default">
      <style:table-cell-properties fo:background-color="#fc5c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13:12:59.714847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4-22T17:02:35.221698199</dc:date>
    <meta:editing-duration>P2DT5H55M28S</meta:editing-duration>
    <meta:editing-cycles>204</meta:editing-cycles>
    <meta:generator>LibreOffice/6.0.7.3$Linux_X86_64 LibreOffice_project/00m0$Build-3</meta:generator>
    <meta:document-statistic meta:table-count="11" meta:cell-count="102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7">
                <text:p>4.09531523678077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4">
                <text:p>8.52202687241214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9">
                <text:p>3.76045041609159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4">
                <text:p>28.6672066574654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7">
                <text:p>40.9531523678077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4">
                <text:p>32.870675079304</text:p>
              </table:table-cell>
              <table:table-cell office:value-type="float" office:value="55.2867556965404">
                <text:p>55.2867556965404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5">
                <text:p>61.4297285517115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7">
                <text:p>48.6972964137837</text:p>
              </table:table-cell>
              <table:table-cell office:value-type="float" office:value="81.9063047356154">
                <text:p>81.9063047356154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7">
                <text:p>13.43018005747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6">
                <text:p>60.8716205172296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8">
                <text:p>155.75450143674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5">
                <text:p>73.0459446206755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4">
                <text:p>85.2202687241214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3">
                <text:p>97.3945928275673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7">
                <text:p>249.20720229879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5">
                <text:p>184.289185655135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6">
                <text:p>373.81080344819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9">
                <text:p>34.9184681494219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9">
                <text:p>37.6045041609159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4">
                <text:p>286.672066574654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9">
                <text:p>40.2905401724099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9">
                <text:p>182.614861551689</text:p>
              </table:table-cell>
              <table:table-cell office:value-type="float" office:value="307.148642758558">
                <text:p>307.148642758558</text:p>
              </table:table-cell>
              <table:table-cell office:value-type="float" office:value="467.263504310245">
                <text:p>467.2635043102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5">
                <text:p>194.789185655135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4">
                <text:p>560.71620517229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3">
                <text:p>389.054947494173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7">
                <text:p>409.531523678077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7">
                <text:p>4.78601343620607</text:p>
              </table:table-cell>
              <table:table-cell office:value-type="float" office:value="7.69180166436635">
                <text:p>7.69180166436635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4">
                <text:p>9.57202687241214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9">
                <text:p>5.65114861551689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2">
                <text:p>29.6683778482702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9">
                <text:p>6.27905401724099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9">
                <text:p>20.5114861551689</text:p>
              </table:table-cell>
              <table:table-cell office:value-type="float" office:value="32.9648642758558">
                <text:p>32.9648642758558</text:p>
              </table:table-cell>
              <table:table-cell office:value-type="float" office:value="48.9763504310245">
                <text:p>48.97635043102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7">
                <text:p>43.9531523678077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8">
                <text:p>34.1858102586148</text:p>
              </table:table-cell>
              <table:table-cell office:value-type="float" office:value="54.9414404597596">
                <text:p>54.9414404597596</text:p>
              </table:table-cell>
              <table:table-cell office:value-type="float" office:value="81.6272507183742">
                <text:p>81.62725071837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5">
                <text:p>65.9297285517115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7">
                <text:p>47.8601343620607</text:p>
              </table:table-cell>
              <table:table-cell office:value-type="float" office:value="76.9180166436635">
                <text:p>76.9180166436635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7">
                <text:p>54.6972964137837</text:p>
              </table:table-cell>
              <table:table-cell office:value-type="float" office:value="87.9063047356154">
                <text:p>87.9063047356154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6">
                <text:p>61.5344584655066</text:p>
              </table:table-cell>
              <table:table-cell office:value-type="float" office:value="98.8945928275673">
                <text:p>98.8945928275673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7">
                <text:p>20.93018005747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6">
                <text:p>68.3716205172296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8">
                <text:p>163.25450143674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5">
                <text:p>75.2087825689525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5">
                <text:p>82.0459446206755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4">
                <text:p>88.8831066723984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4">
                <text:p>95.7202687241214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7">
                <text:p>261.20720229879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3">
                <text:p>186.800897563183</text:p>
              </table:table-cell>
              <table:table-cell office:value-type="float" office:value="277.532652442472">
                <text:p>277.5326524424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5">
                <text:p>197.789185655135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7">
                <text:p>208.777473747087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8">
                <text:p>0.568793782886218</text:p>
                <draw:g>
                  <svg:desc>injection.F102:injection.F124</svg:desc>
                </draw:g>
              </table:table-cell>
              <table:table-cell office:value-type="float" office:value="0.865302785759713">
                <text:p>0.865302785759713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3">
                <text:p>3.98155648020353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8">
                <text:p>5.68793782886218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2">
                <text:p>4.56537153879222</text:p>
              </table:table-cell>
              <table:table-cell office:value-type="float" office:value="7.67871606896394">
                <text:p>7.67871606896394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7">
                <text:p>8.53190674329327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4">
                <text:p>11.3758756577244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2">
                <text:p>1.86530278575972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11">
                <text:p>8.45439173850411</text:p>
              </table:table-cell>
              <table:table-cell office:value-type="float" office:value="14.2198445721555">
                <text:p>14.2198445721555</text:p>
              </table:table-cell>
              <table:table-cell office:value-type="float" office:value="21.6325696439928">
                <text:p>21.632569643992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8">
                <text:p>11.8361484339058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5">
                <text:p>34.61211143038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9">
                <text:p>28.4396891443109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2">
                <text:p>31.283658058742</text:p>
              </table:table-cell>
              <table:table-cell office:value-type="float" office:value="47.5916532167842">
                <text:p>47.59165321678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2">
                <text:p>4.47672668582332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9">
                <text:p>20.2905401724099</text:p>
              </table:table-cell>
              <table:table-cell office:value-type="float" office:value="34.1276269731731">
                <text:p>34.1276269731731</text:p>
              </table:table-cell>
              <table:table-cell office:value-type="float" office:value="51.9181671455828">
                <text:p>51.918167145582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7">
                <text:p>21.9814185201107</text:p>
              </table:table-cell>
              <table:table-cell office:value-type="float" office:value="36.9715958876042">
                <text:p>36.9715958876042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3">
                <text:p>39.8155648020353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5">
                <text:p>5.59590835727915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5">
                <text:p>64.897708931978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4">
                <text:p>28.744931910914</text:p>
              </table:table-cell>
              <table:table-cell office:value-type="float" office:value="48.3474715453285">
                <text:p>48.3474715453285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8">
                <text:p>6.71509002873498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8">
                <text:p>30.4358102586148</text:p>
              </table:table-cell>
              <table:table-cell office:value-type="float" office:value="51.1914404597596">
                <text:p>51.1914404597596</text:p>
              </table:table-cell>
              <table:table-cell office:value-type="float" office:value="77.8772507183742">
                <text:p>77.877250718374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2">
                <text:p>7.08815058588692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7">
                <text:p>54.0354093741907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8">
                <text:p>56.8793782886218</text:p>
              </table:table-cell>
              <table:table-cell office:value-type="float" office:value="86.5302785759713">
                <text:p>86.5302785759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